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2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e6e6ff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2.C1" style:family="table-cell">
      <style:table-cell-properties fo:background-color="#e6e6ff" fo:padding="0.049cm" fo:border="0.05pt solid #000000" style:writing-mode="page">
        <style:background-image/>
      </style:table-cell-properties>
    </style:style>
    <style:style style:name="Tabla2.A2" style:family="table-cell">
      <style:table-cell-properties fo:background-color="#e6e6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 style:data-style-name="N20000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2" style:family="table-cell" style:data-style-name="N20000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11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13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17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17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18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18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19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19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20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20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.B21" style:family="table-cell">
      <style:table-cell-properties fo:background-color="#fffff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C21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Segoe UI" fo:font-size="11pt" style:font-size-asian="11pt" style:font-size-complex="11pt"/>
    </style:style>
    <style:style style:name="P3" style:family="paragraph" style:parent-style-name="Standard" style:master-page-name="">
      <style:paragraph-properties style:page-number="auto" fo:break-before="auto" fo:break-after="auto"/>
      <style:text-properties style:font-name="Segoe UI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bold" officeooo:rsid="0005d239" officeooo:paragraph-rsid="0005d239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6659a" officeooo:paragraph-rsid="0006659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82de2" officeooo:paragraph-rsid="00082de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8f200" officeooo:paragraph-rsid="0008f20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8fafc" officeooo:paragraph-rsid="0008fa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acb62" officeooo:paragraph-rsid="000acb6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Segoe UI" fo:font-size="11pt" fo:font-style="normal" fo:text-shadow="none" style:text-underline-style="none" fo:font-weight="normal" officeooo:rsid="000bdb04" officeooo:paragraph-rsid="000bdb0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Header">
      <style:text-properties style:font-name="Montserrat" fo:font-size="11pt" officeooo:rsid="000dad31" officeooo:paragraph-rsid="000dad31" style:font-size-asian="11pt" style:font-size-complex="11pt"/>
    </style:style>
    <style:style style:name="T1" style:family="text">
      <style:text-properties style:text-emphasize="none"/>
    </style:style>
    <style:style style:name="T2" style:family="text">
      <style:text-properties officeooo:rsid="0006659a" style:text-emphasize="none"/>
    </style:style>
    <style:style style:name="T3" style:family="text">
      <style:text-properties officeooo:rsid="00082de2" style:text-emphasize="none"/>
    </style:style>
    <style:style style:name="T4" style:family="text">
      <style:text-properties officeooo:rsid="000acb62" style:text-emphasize="none"/>
    </style:style>
    <number:number-style style:name="N2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a2" table:style-name="Tabla2" table:template-name="Lavanda">
        <table:table-column table:style-name="Tabla2.A" table:number-columns-repeated="3"/>
        <table:table-row table:style-name="Tabla2.1">
          <table:table-cell table:style-name="Tabla2.A1" office:value-type="string">
            <text:p text:style-name="P5">URL</text:p>
          </table:table-cell>
          <table:table-cell table:style-name="Tabla2.A1" office:value-type="string">
            <text:p text:style-name="P5">PREGUNTAS</text:p>
          </table:table-cell>
          <table:table-cell table:style-name="Tabla2.C1" office:value-type="string">
            <text:p text:style-name="P5">ANÁLISIS</text:p>
          </table:table-cell>
        </table:table-row>
        <table:table-row>
          <table:table-cell table:style-name="Tabla2.A2" table:number-rows-spanned="5" office:value-type="string">
            <text:p text:style-name="P4">www.penguinmagic.com/</text:p>
          </table:table-cell>
          <table:table-cell table:style-name="Tabla2.B2" office:value-type="float" office:value="0">
            <text:p text:style-name="P1"><text:span text:style-name="T1">El</text:span><text:span text:style-name="T2"> </text:span><text:span text:style-name="T1">Logotipo, ¿es significativo, identificable y suficientemente visible?</text:span></text:p>
          </table:table-cell>
          <table:table-cell table:style-name="Tabla2.C2" office:value-type="float" office:value="0">
            <text:p text:style-name="P6">No tienen logotipo a la vista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Se ha evitado la sobrecarga informativa?</text:span></text:p>
          </table:table-cell>
          <table:table-cell table:style-name="Tabla2.C2" office:value-type="float" office:value="0">
            <text:p text:style-name="P7">Hay un exceso de elementos.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Es una interfaz limpia, sin ruido visual?</text:span></text:p>
          </table:table-cell>
          <table:table-cell table:style-name="Tabla2.C2" office:value-type="float" office:value="0">
            <text:p text:style-name="P7">Hay un exceso de colores en la portada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Se ha controlado la longitud de página?</text:span></text:p>
          </table:table-cell>
          <table:table-cell table:style-name="Tabla2.C2" office:value-type="float" office:value="0">
            <text:p text:style-name="P8">La página de portada es excesivamente larga debido al contenido incluído</text:p>
          </table:table-cell>
        </table:table-row>
        <table:table-row>
          <table:covered-table-cell/>
          <table:table-cell table:style-name="Tabla2.B2" office:value-type="float" office:value="0">
            <text:p text:style-name="P1"><text:span text:style-name="T1">¿Tiene una URL correcta, clara y fácil de recordar? ¿Y las URL de sus páginas internas? ¿Son claras y permanentes?</text:span></text:p>
          </table:table-cell>
          <table:table-cell table:style-name="Tabla2.C2" office:value-type="float" office:value="0">
            <text:p text:style-name="P9">Las URL de los productos no son descriptivas y son tan solo un número</text:p>
          </table:table-cell>
        </table:table-row>
        <table:table-row>
          <table:table-cell table:style-name="Tabla2.A2" table:number-rows-spanned="4" office:value-type="string">
            <text:p text:style-name="P4">www.ovisat.com/es</text:p>
          </table:table-cell>
          <table:table-cell table:style-name="Tabla2.B2" office:value-type="float" office:value="0">
            <text:p text:style-name="P1"><text:span text:style-name="T1">¿Los</text:span><text:span text:style-name="T3"> </text:span><text:span text:style-name="T1">enlaces</text:span><text:span text:style-name="T3"> </text:span><text:span text:style-name="T1">son fácilmente</text:span><text:span text:style-name="T3"> </text:span><text:span text:style-name="T1">reconocibles</text:span><text:span text:style-name="T3"> </text:span><text:span text:style-name="T1">como tales? ¿su caracterización indica su estado (visitados, activos,...)?</text:span></text:p>
          </table:table-cell>
          <table:table-cell table:style-name="Tabla2.C2" office:value-type="float" office:value="0">
            <text:p text:style-name="P7">Los enlaces no son reconocibles, en el footer se ven enlaces con el mismo tipo de fuente y color que otros elementos que no son enlaces, y no indican si han sido visitados</text:p>
          </table:table-cell>
        </table:table-row>
        <table:table-row>
          <table:covered-table-cell/>
          <table:table-cell table:style-name="Tabla2.B2" office:value-type="float" office:value="0">
            <text:p text:style-name="P1"><text:span text:style-name="T1">En menús de navegación, ¿Se ha controlado el número de elementos y de términos por elemento para no producir sobrecarga memorística?</text:span></text:p>
          </table:table-cell>
          <table:table-cell table:style-name="Tabla2.C2" office:value-type="float" office:value="0">
            <text:p text:style-name="P7">No, en los submenús aparece una cantidad inmensa de elementos.</text:p>
          </table:table-cell>
        </table:table-row>
        <table:table-row>
          <table:covered-table-cell/>
          <table:table-cell table:style-name="Tabla2.B2" office:value-type="float" office:value="0">
            <text:p text:style-name="P1"><text:span text:style-name="T1">¿El tamaño de fuente se ha definido de forma relativa, o por lo menos, la fuente es lo suficientemente grande como para no dificultar la legibilidad del texto?</text:span></text:p>
          </table:table-cell>
          <table:table-cell table:style-name="Tabla2.C2" office:value-type="float" office:value="0">
            <text:p text:style-name="P8">En muchos casos el tamaño de fuente es excesivamente pequeño, por ejemplo en las advertencias de algunos artículos como baterías.</text:p>
          </table:table-cell>
        </table:table-row>
        <table:table-row>
          <table:covered-table-cell/>
          <table:table-cell table:style-name="Tabla2.B2" office:value-type="float" office:value="0">
            <text:p text:style-name="P1"><text:span text:style-name="T1">En el caso de estructura jerárquica, ¿Mantiene un equilibrio entre Profundidad y Anchura?</text:span></text:p>
          </table:table-cell>
          <table:table-cell table:style-name="Tabla2.C2" office:value-type="float" office:value="0">
            <text:p text:style-name="P9">Hay pocas páginas padre con muchísimos hijos, como por ejemplo la página electrónica tiene decenas de hijos</text:p>
          </table:table-cell>
        </table:table-row>
        <table:table-row>
          <table:table-cell table:style-name="Tabla2.A2" table:number-rows-spanned="6" office:value-type="string">
            <text:p text:style-name="P4">www.fullrepairing.es/</text:p>
          </table:table-cell>
          <table:table-cell table:style-name="Tabla2.B11" office:value-type="string">
            <text:p text:style-name="P1"><text:span text:style-name="T1">¿Incluyen las imágenes atributos 'alt' que describan su contenido?</text:span></text:p>
          </table:table-cell>
          <table:table-cell table:style-name="Tabla2.C2" office:value-type="float" office:value="0">
            <text:p text:style-name="P9">No todas las imágenes contienen atributo alt cuando podrían hacerlo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Se ha evitado el uso de animaciones cíclicas?</text:span></text:p>
            <text:p text:style-name="P1"/>
            <text:p text:style-name="P1"/>
          </table:table-cell>
          <table:table-cell table:style-name="Tabla2.C2" office:value-type="float" office:value="0">
            <text:p text:style-name="P10">Hay un slider que está contínuamente pasando de una diapositiva a la siguiente</text:p>
          </table:table-cell>
        </table:table-row>
        <table:table-row>
          <table:covered-table-cell/>
          <table:table-cell table:style-name="Tabla2.B13" office:value-type="string">
            <text:p text:style-name="P1"><text:span text:style-name="T1">¿Se encuentra</text:span><text:span text:style-name="T4"> la búsqueda</text:span><text:span text:style-name="T1"> fácilmente accesible?</text:span></text:p>
            <text:p text:style-name="P1"><text:span text:style-name="T1"/></text:p>
          </table:table-cell>
          <table:table-cell table:style-name="Tabla2.C2" office:value-type="float" office:value="0">
            <text:p text:style-name="P10">No hay caja de búsqueda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Se ha controlado que no haya páginas "huérfanas"?</text:span></text:p>
            <text:p text:style-name="P1"><text:span text:style-name="T1"/></text:p>
            <text:p text:style-name="P1"><text:span text:style-name="T1"/></text:p>
          </table:table-cell>
          <table:table-cell table:style-name="Tabla2.C2" office:value-type="float" office:value="0">
            <text:p text:style-name="P10">No, existe una página "Tienda" a la que solo se puede acceder desde el carrito.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Las imágenes enlace, ¿se reconocen como clicables? ¿incluyen un atributo 'title' describiendo la página de destino?</text:span></text:p>
            <text:p text:style-name="P1"/>
            <text:p text:style-name="P1"/>
          </table:table-cell>
          <table:table-cell table:style-name="Tabla2.C2" office:value-type="float" office:value="0">
            <text:p text:style-name="P10">En la sección de últimas entradas de nuestro blog las imágenes enlace no tienen atributo title y no se reconocen demasiado bien como clicables.</text:p>
          </table:table-cell>
        </table:table-row>
        <table:table-row table:style-name="Tabla2.1">
          <table:covered-table-cell/>
          <table:table-cell table:style-name="Tabla2.B2" office:value-type="float" office:value="0">
            <text:p text:style-name="P1"><text:span text:style-name="T1">¿Es predecible la respuesta del sistema antes de hacer clic sobre el enlace?</text:span></text:p>
          </table:table-cell>
          <table:table-cell table:style-name="Tabla2.C2" office:value-type="float" office:value="0">
            <text:p text:style-name="P10">En algunos de los enlaces del menú, al hacer click te lleva a otra página, y en otros casos no hace nada.</text:p>
          </table:table-cell>
        </table:table-row>
        <table:table-row table:style-name="Tabla2.1">
          <table:table-cell table:style-name="Tabla2.A2" table:number-rows-spanned="5" office:value-type="string">
            <text:p text:style-name="P4">www.filmaffinity.com/</text:p>
          </table:table-cell>
          <table:table-cell table:style-name="Tabla2.B17" office:value-type="string">
            <text:p text:style-name="P1"><text:span text:style-name="T1">¿Se hace un uso correcto del espacio visual de la página?</text:span></text:p>
          </table:table-cell>
          <table:table-cell table:style-name="Tabla2.C17" office:value-type="string">
            <text:p text:style-name="P11">La página tiene un ancho máximo muy limitado que podría aprovecharse para añadir espacios entre contenidos o añaidr más contenidos.</text:p>
          </table:table-cell>
        </table:table-row>
        <table:table-row table:style-name="Tabla2.1">
          <table:covered-table-cell/>
          <table:table-cell table:style-name="Tabla2.B18" office:value-type="string">
            <text:p text:style-name="P1"><text:span text:style-name="T1">¿Existen zonas en "blanco" entre los objetos informativos de la página para poder descansar la vista?</text:span></text:p>
          </table:table-cell>
          <table:table-cell table:style-name="Tabla2.C18" office:value-type="string">
            <text:p text:style-name="P11">Las portadas de películas están demasiado juntas y sobrecargan la vista un poco.</text:p>
          </table:table-cell>
        </table:table-row>
        <table:table-row table:style-name="Tabla2.1">
          <table:covered-table-cell/>
          <table:table-cell table:style-name="Tabla2.B19" office:value-type="string">
            <text:p text:style-name="P1"><text:span text:style-name="T1">¿El sitio web se actualiza periódicamente? ¿Indica cuándo se actualiza?</text:span></text:p>
          </table:table-cell>
          <table:table-cell table:style-name="Tabla2.C19" office:value-type="string">
            <text:p text:style-name="P11">No indica cuando se ha realizado la última actualización de contenido</text:p>
          </table:table-cell>
        </table:table-row>
        <table:table-row table:style-name="Tabla2.1">
          <table:covered-table-cell/>
          <table:table-cell table:style-name="Tabla2.B20" office:value-type="string">
            <text:p text:style-name="P1"><text:span text:style-name="T1">¿Se ofrece algún enlace con información sobre la empresa, sitio web, 'webmaster',...?</text:span></text:p>
          </table:table-cell>
          <table:table-cell table:style-name="Tabla2.C20" office:value-type="string">
            <text:p text:style-name="P11">La única información sobre la empresa se encuentra en la sección de política de privacidad, en la sección de "Acerca de FA" no se dice nada sobre la empresa o quien dirige la web.</text:p>
          </table:table-cell>
        </table:table-row>
        <table:table-row>
          <table:covered-table-cell/>
          <table:table-cell table:style-name="Tabla2.B21" office:value-type="string">
            <text:p text:style-name="P1"><text:span text:style-name="T1">¿Se ha evitado la redundancia de enlaces?</text:span></text:p>
          </table:table-cell>
          <table:table-cell table:style-name="Tabla2.C21" office:value-type="string">
            <text:p text:style-name="P11">Hay enlaces en el menú lateral y en el menú superior que llevan a la misma págin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rial Narrow" svg:font-family="'Arial Narrow'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avanda.1" style:family="table-cell">
      <style:table-cell-properties fo:background-color="#e6e6ff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2" style:family="table-cell">
      <style:table-cell-properties fo:background-color="#ffffff" fo:border-top="0.06pt solid #800000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3" style:family="table-cell">
      <style:table-cell-properties fo:background-color="#e6e6ff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4" style:family="table-cell">
      <style:table-cell-properties fo:background-color="#ffffff" fo:border-left="0.06pt solid #800000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5" style:family="table-cell">
      <style:table-cell-properties fo:background-color="#ffffff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6" style:family="table-cell">
      <style:table-cell-properties fo:background-color="#e6e6ff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7" style:family="table-cell">
      <style:table-cell-properties fo:background-color="#ffffff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8" style:family="table-cell">
      <style:table-cell-properties fo:background-color="#ffffff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9" style:family="table-cell">
      <style:table-cell-properties fo:background-color="#ffffff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10" style:family="table-cell">
      <style:table-cell-properties fo:background-color="#ffffff" fo:border-left="0.06pt solid #800000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11" style:family="table-cell">
      <style:table-cell-properties fo:background-color="#e6e6ff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12" style:family="table-cell">
      <style:table-cell-properties fo:background-color="#e6e6ff" fo:border-left="0.06pt solid #800000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13" style:family="table-cell">
      <style:table-cell-properties fo:background-color="#e6e6ff" fo:border-top="0.06pt solid #800000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14" style:family="table-cell">
      <style:table-cell-properties fo:background-color="#ffffff" fo:border-left="0.06pt solid #800000" fo:border-top="0.06pt solid #800000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style:style style:name="Lavanda.15" style:family="table-cell">
      <style:table-cell-properties fo:background-color="#e6e6ff" fo:padding="0cm" fo:padding-left="0cm" fo:padding-right="0cm" fo:padding-top="0cm" fo:padding-bottom="0cm" style:data-style-name="20100"/>
      <style:text-properties fo:font-weight="bold" style:font-name="Thorndale" fo:font-family="Thorndale" style:font-weight-asian="bold" style:font-name-asian="Andale Sans UI" style:font-family-asian="'Andale Sans UI'" style:font-weight-complex="bold"/>
    </style:style>
    <style:style style:name="Lavanda.16" style:family="table-cell">
      <style:table-cell-properties fo:background-color="#ffffff" fo:border-top="0.06pt solid #800000" fo:padding="0cm" fo:padding-left="0cm" fo:padding-right="0cm" fo:padding-top="0cm" fo:padding-bottom="0cm" style:data-style-name="20000"/>
      <style:text-properties style:font-name="Thorndale" fo:font-family="Thorndale" style:font-name-asian="Andale Sans UI" style:font-family-asian="'Andale Sans UI'"/>
    </style:style>
    <table:table-template table:name="Lavender" table:first-row-end-column="row" table:first-row-start-column="row" table:last-row-end-column="row" table:last-row-start-column="column">
      <table:first-row table:style-name="Lavanda.1"/>
      <table:last-row table:style-name="Lavanda.2"/>
      <table:first-column table:style-name="Lavanda.3"/>
      <table:last-column table:style-name="Lavanda.4"/>
      <table:body table:style-name="Lavanda.9"/>
      <table:even-rows table:style-name="Lavanda.5"/>
      <table:odd-rows table:style-name="Lavanda.6"/>
      <table:even-columns table:style-name="Lavanda.7"/>
      <table:odd-columns table:style-name="Lavanda.8"/>
      <table:background table:style-name="Lavanda.10"/>
      <loext:first-row-even-column table:style-name="Lavanda.15"/>
      <loext:last-row-even-column table:style-name="Lavanda.16"/>
      <loext:first-row-end-column table:style-name="Lavanda.12"/>
      <loext:first-row-start-column table:style-name="Lavanda.11"/>
      <loext:last-row-end-column table:style-name="Lavanda.14"/>
      <loext:last-row-start-column table:style-name="Lavanda.13"/>
    </table:table-templat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Montserrat" fo:font-size="11pt" officeooo:rsid="000dad31" officeooo:paragraph-rsid="000dad31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W03 - Brais Cao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20:21:35.104000000</meta:creation-date>
    <dc:date>2018-12-14T21:44:20.922000000</dc:date>
    <meta:editing-duration>PT10M32S</meta:editing-duration>
    <meta:editing-cycles>2</meta:editing-cycles>
    <meta:generator>LibreOffice/6.1.2.1$Windows_X86_64 LibreOffice_project/65905a128db06ba48db947242809d14d3f9a93fe</meta:generator>
    <meta:document-statistic meta:table-count="1" meta:image-count="0" meta:object-count="0" meta:page-count="2" meta:paragraph-count="48" meta:word-count="560" meta:character-count="3424" meta:non-whitespace-character-count="2912"/>
  </office:meta>
</office:document-meta>
</file>